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ty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Dwellings</text:p>
          </table:table-cell>
          <table:table-cell office:value-type="string" calcext:value-type="string">
            <text:p>Unit Min</text:p>
          </table:table-cell>
          <table:table-cell office:value-type="string" calcext:value-type="string">
            <text:p>Unit Max</text:p>
          </table:table-cell>
          <table:table-cell office:value-type="string" calcext:value-type="string">
            <text:p>Unit Average</text:p>
          </table:table-cell>
          <table:table-cell office:value-type="string" calcext:value-type="string">
            <text:p>Less one</text:p>
          </table:table-cell>
          <table:table-cell office:value-type="string" calcext:value-type="string">
            <text:p>More on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verage Dwellers</text:p>
          </table:table-cell>
          <table:table-cell office:value-type="string" calcext:value-type="string">
            <text:p>Less one</text:p>
          </table:table-cell>
          <table:table-cell office:value-type="string" calcext:value-type="string">
            <text:p>More one</text:p>
          </table:table-cell>
        </table:table-row>
        <table:table-row table:style-name="ro1">
          <table:table-cell office:value-type="string" calcext:value-type="string">
            <text:p>Ninth En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ket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nth P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ts W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ugh Stree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 Stree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 Squ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 W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t Squ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h All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 G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 Ga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u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Stree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eventh Wa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elfth Squa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st Wa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er Ga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re’s En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ntains Ga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ater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hird Ben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’s Ro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ward Strea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ward Ord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ard Spir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 Manor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 Manors Servant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Fie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i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ow Ru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ght Rea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er Corn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er La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 Hoo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es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E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re Al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re Strai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oked W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 Stre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 Al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se Pa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 P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14:08:21.856000000</meta:creation-date>
    <dc:date>2025-06-19T19:46:14.457000000</dc:date>
    <meta:editing-duration>PT5H37M52S</meta:editing-duration>
    <meta:editing-cycles>1</meta:editing-cycles>
    <meta:document-statistic meta:table-count="1" meta:cell-count="245" meta:object-count="0"/>
    <meta:generator>LibreOffice/7.5.4.2$Windows_X86_64 LibreOffice_project/36ccfdc35048b057fd9854c757a8b67ec53977b6</meta:generator>
  </office:meta>
</office:document-meta>
</file>